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10129">
      <style:table-cell-properties fo:padding="0.028in"/>
    </style:style>
    <style:style style:name="ce4" style:family="table-cell" style:parent-style-name="Default" style:data-style-name="N10129">
      <style:table-cell-properties fo:border-bottom="2.49pt double-thin #3c3c3c" style:border-line-width-bottom="0.0071in 0.0209in 0.0071in" style:diagonal-bl-tr="none" style:diagonal-tl-br="none" fo:border-left="none" fo:padding="0.028in" fo:border-right="none" style:rotation-align="none" fo:border-top="0.74pt solid #3c3c3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ales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table:style-name="ce2" office:value-type="string" calcext:value-type="string">
            <text:p>Games</text:p>
          </table:table-cell>
          <table:table-cell office:value-type="float" office:value="3" calcext:value-type="float">
            <text:p>3 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style-name="ce2" office:value-type="string" calcext:value-type="string">
            <text:p>Games</text:p>
          </table:table-cell>
          <table:table-cell office:value-type="float" office:value="452" calcext:value-type="float">
            <text:p>452 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style-name="ce2" office:value-type="string" calcext:value-type="string">
            <text:p>Games</text:p>
          </table:table-cell>
          <table:table-cell office:value-type="float" office:value="726" calcext:value-type="float">
            <text:p>726 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table:style-name="ce2" office:value-type="string" calcext:value-type="string">
            <text:p>Games</text:p>
          </table:table-cell>
          <table:table-cell office:value-type="float" office:value="579" calcext:value-type="float">
            <text:p>579 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table:style-name="ce2" office:value-type="string" calcext:value-type="string">
            <text:p>Sports</text:p>
          </table:table-cell>
          <table:table-cell office:value-type="float" office:value="92" calcext:value-type="float">
            <text:p>92 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style-name="ce2" office:value-type="string" calcext:value-type="string">
            <text:p>Sports</text:p>
          </table:table-cell>
          <table:table-cell office:value-type="float" office:value="449" calcext:value-type="float">
            <text:p>449 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style-name="ce2" office:value-type="string" calcext:value-type="string">
            <text:p>Sports</text:p>
          </table:table-cell>
          <table:table-cell office:value-type="float" office:value="133" calcext:value-type="float">
            <text:p>133 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table:style-name="ce2" office:value-type="string" calcext:value-type="string">
            <text:p>Sports</text:p>
          </table:table-cell>
          <table:table-cell office:value-type="float" office:value="663" calcext:value-type="float">
            <text:p>663 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table:style-name="ce2" office:value-type="string" calcext:value-type="string">
            <text:p>Toys</text:p>
          </table:table-cell>
          <table:table-cell office:value-type="float" office:value="257" calcext:value-type="float">
            <text:p>257 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table:style-name="ce2" office:value-type="string" calcext:value-type="string">
            <text:p>Toys</text:p>
          </table:table-cell>
          <table:table-cell office:value-type="float" office:value="339" calcext:value-type="float">
            <text:p>339 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table:style-name="ce2" office:value-type="string" calcext:value-type="string">
            <text:p>Toys</text:p>
          </table:table-cell>
          <table:table-cell office:value-type="float" office:value="631" calcext:value-type="float">
            <text:p>631 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table:style-name="ce2" office:value-type="string" calcext:value-type="string">
            <text:p>Toys</text:p>
          </table:table-cell>
          <table:table-cell office:value-type="float" office:value="309" calcext:value-type="float">
            <text:p>309 </text:p>
          </table:table-cell>
        </table:table-row>
        <table:table-row table:style-name="ro1">
          <table:table-cell table:number-columns-repeated="2"/>
          <table:table-cell table:style-name="ce4" table:formula="of:=SUM([.C2:.C13])" office:value-type="float" office:value="4633" calcext:value-type="float">
            <text:p>4,633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/>
          <table:table-cell table:formula="of:=SUMIF(region;[.A16];sales)" office:value-type="float" office:value="352" calcext:value-type="float">
            <text:p>352 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table:formula="of:=SUMIF(region;[.A17];sales)" office:value-type="float" office:value="1240" calcext:value-type="float">
            <text:p>1,240 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/>
          <table:table-cell table:formula="of:=SUMIF(region;[.A18];sales)" office:value-type="float" office:value="1490" calcext:value-type="float">
            <text:p>1,490 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/>
          <table:table-cell table:formula="of:=SUMIF(region;[.A19];sales)" office:value-type="float" office:value="1551" calcext:value-type="float">
            <text:p>1,551 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4" table:formula="of:=SUM([.C16:.C19])" office:value-type="float" office:value="4633" calcext:value-type="float">
            <text:p>4,633 </text:p>
          </table:table-cell>
        </table:table-row>
        <table:table-row table:style-name="ro1" table:number-rows-repeated="5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Exercises: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- create totals by regi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- create totals by produc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- total sales by dollar range in multiples of $200</text:p>
          </table:table-cell>
          <table:table-cell/>
          <table:table-cell table:style-name="Default"/>
        </table:table-row>
      </table:table>
      <table:named-expressions>
        <table:named-range table:name="region" table:base-cell-address="$Sheet1.$A$1" table:cell-range-address="$Sheet1.$A$1:.$A$13"/>
        <table:named-range table:name="sales" table:base-cell-address="$Sheet1.$A$1" table:cell-range-address="$Sheet1.$C$1: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4:51:53.947505304</meta:creation-date>
    <dc:date>2016-04-06T14:52:12.675340510</dc:date>
    <dc:creator>Sergey Paramonov</dc:creator>
    <meta:editing-duration>P0D</meta:editing-duration>
    <meta:editing-cycles>1</meta:editing-cycles>
    <meta:document-statistic meta:table-count="1" meta:cell-count="54" meta:object-count="0"/>
    <meta:generator>LibreOffice/4.2.8.2$Linux_X86_64 LibreOffice_project/420m0$Build-2</meta:generator>
  </office:meta>
</office:document-meta>
</file>